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8c6" officeooo:paragraph-rsid="001308c6"/>
    </style:style>
    <style:style style:name="P2" style:family="paragraph" style:parent-style-name="Standard">
      <style:text-properties officeooo:rsid="00135a50" officeooo:paragraph-rsid="00135a50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5" style:family="paragraph" style:parent-style-name="Standard">
      <style:text-properties fo:color="#ffffff" loext:opacity="100%" style:font-name="Droid Sans Mono" fo:font-size="10.5pt" fo:font-weight="normal" officeooo:rsid="00135a50" officeooo:paragraph-rsid="00135a50" fo:background-color="#000000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style="normal" officeooo:rsid="00135a50" officeooo:paragraph-rsid="00135a50" style:font-style-asian="normal" style:font-style-complex="normal"/>
    </style:style>
    <style:style style:name="P8" style:family="paragraph" style:parent-style-name="Standard">
      <style:text-properties fo:font-style="normal" officeooo:rsid="0014c141" officeooo:paragraph-rsid="0014c14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08c6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style="normal" style:font-style-asian="normal" style:font-style-complex="normal"/>
    </style:style>
    <style:style style:name="T7" style:family="text">
      <style:text-properties fo:color="#9cdcfe" loext:opacity="100%" fo:font-style="normal" style:font-style-asian="normal" style:font-style-complex="normal"/>
    </style:style>
    <style:style style:name="T8" style:family="text">
      <style:text-properties fo:color="#ce9178" loext:opacity="100%" fo:font-style="normal" style:font-style-asian="normal" style:font-style-complex="normal"/>
    </style:style>
    <style:style style:name="T9" style:family="text">
      <style:text-properties fo:color="#569cd6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in Tacsik 4.C 2.skupina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/>
      <text:p text:style-name="P1"/>
      <text:p text:style-name="P1"/>
      <text:p text:style-name="P1">ls --- zobrazí položky na umiestnení</text:p>
      <text:p text:style-name="P1">cd <text:span text:style-name="T1">nazov priečinka --- </text:span><text:span text:style-name="T2">prejsť do priečinka</text:span></text:p>
      <text:p text:style-name="P1"><text:span text:style-name="T2"/></text:p>
      <text:p text:style-name="P2"><text:span text:style-name="T2">Na stranku sa dostaneme: <text:s/>stranka</text:span><text:span text:style-name="T3">/názov priečinka <text:line-break/></text:span><text:span text:style-name="T2">Tvorba stránky: src/app/nazovpriečinka kliknúť pravým New Folder</text:span></text:p>
      <text:p text:style-name="P2"><text:span text:style-name="T2">Každá stránka musí obsahovať </text:span><text:span text:style-name="T4">page.tsx</text:span><text:span text:style-name="T2"><text:line-break/>Príklad stránky:</text:span></text:p>
      <text:p text:style-name="P5"><text:span text:style-name="T6">import</text:span><text:span text:style-name="T2"> </text:span><text:span text:style-name="T7">Typography</text:span><text:span text:style-name="T2"> </text:span><text:span text:style-name="T6">from</text:span><text:span text:style-name="T2"> </text:span><text:span text:style-name="T8">"@mui/material/Typography"</text:span><text:span text:style-name="T2">;</text:span></text:p>
      <text:p text:style-name="P6"/>
      <text:p text:style-name="P3"><text:span text:style-name="T5">export</text:span> <text:span text:style-name="T5">default</text:span> <text:span text:style-name="T9">function</text:span> <text:span text:style-name="T10">GDPR</text:span>() {</text:p>
      <text:p text:style-name="P3"><text:span text:style-name="T5">return</text:span> (</text:p>
      <text:p text:style-name="P3"><text:span text:style-name="T11">&lt;</text:span><text:span text:style-name="T12">Typography</text:span><text:span text:style-name="T11">&gt;</text:span> Stranka na GDPR <text:span text:style-name="T11">&lt;/</text:span><text:span text:style-name="T12">Typography</text:span><text:span text:style-name="T11">&gt;</text:span></text:p>
      <text:p text:style-name="P3">);</text:p>
      <text:p text:style-name="P3">}</text:p>
      <text:p text:style-name="P4"/>
      <text:p text:style-name="P7"/>
      <text:p text:style-name="P8">Prepojenie github-u:</text:p>
      <text:p text:style-name="P8">git config --global user.name "Martin2000SVK"</text:p>
      <text:p text:style-name="P8">git config --global user.email "<text:a xlink:type="simple" xlink:href="mailto:tacsikmartin@gmail.com" text:style-name="Internet_20_link" text:visited-style-name="Visited_20_Internet_20_Link">tacsikmartin@gmail.com</text:a>"</text:p>
      <text:p text:style-name="P8">git remote add origin <text:a xlink:type="simple" xlink:href="https://github.com/Martin2000SVK/zoska-snap.git" text:style-name="Internet_20_link" text:visited-style-name="Visited_20_Internet_20_Link">https://github.com/Martin2000SVK/zoska-snap.git</text:a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45.690705212</meta:creation-date>
    <meta:generator>LibreOffice/24.2.5.2$Linux_X86_64 LibreOffice_project/420$Build-2</meta:generator>
    <dc:date>2024-09-26T12:41:05.337478973</dc:date>
    <meta:editing-duration>PT48M27S</meta:editing-duration>
    <meta:editing-cycles>2</meta:editing-cycles>
    <meta:document-statistic meta:table-count="0" meta:image-count="0" meta:object-count="0" meta:page-count="1" meta:paragraph-count="24" meta:word-count="165" meta:character-count="1050" meta:non-whitespace-character-count="908"/>
  </office:meta>
</office:document-meta>
</file>